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index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layout-cache" manifest:media-type="application/binary"/>
  <manifest:file-entry manifest:full-path="Pictures/1000353C000052220000741E50F383452A69B711.svg" manifest:media-type="image/svg+xml"/>
  <manifest:file-entry manifest:full-path="Pictures/10002B5A000052220000741E56562D4D2F83E937.svg" manifest:media-type="image/svg+xml"/>
  <manifest:file-entry manifest:full-path="Pictures/10003111000052220000741E1EAD7DF78A081CEB.svg" manifest:media-type="image/svg+xml"/>
  <manifest:file-entry manifest:full-path="Pictures/10002F79000052220000741E0FD23ADFEBE1A948.svg" manifest:media-type="image/svg+xml"/>
  <manifest:file-entry manifest:full-path="Pictures/10001E61000052220000741EDA0F5E82E99FFB4B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Изм_5f_таб_5f_2" style:display-name="Изм_таб_2" style:family="table">
      <style:table-properties style:width="6.5cm" fo:margin-left="0cm" table:align="left"/>
    </style:style>
    <style:style style:name="Изм_5f_таб_5f_2.A" style:display-name="Изм_таб_2.A" style:family="table-column">
      <style:table-column-properties style:column-width="0.699cm"/>
    </style:style>
    <style:style style:name="Изм_5f_таб_5f_2.B" style:display-name="Изм_таб_2.B" style:family="table-column">
      <style:table-column-properties style:column-width="1cm"/>
    </style:style>
    <style:style style:name="Изм_5f_таб_5f_2.C" style:display-name="Изм_таб_2.C" style:family="table-column">
      <style:table-column-properties style:column-width="2.3cm"/>
    </style:style>
    <style:style style:name="Изм_5f_таб_5f_2.D" style:display-name="Изм_таб_2.D" style:family="table-column">
      <style:table-column-properties style:column-width="1.499cm"/>
    </style:style>
    <style:style style:name="Изм_5f_таб_5f_2.E" style:display-name="Изм_таб_2.E" style:family="table-column">
      <style:table-column-properties style:column-width="1.002cm"/>
    </style:style>
    <style:style style:name="Изм_5f_таб_5f_2.1" style:display-name="Изм_таб_2.1" style:family="table-row">
      <style:table-row-properties style:row-height="0.499cm"/>
    </style:style>
    <style:style style:name="Изм_5f_таб_5f_2.A1" style:display-name="Изм_таб_2.A1" style:family="table-cell">
      <style:table-cell-properties style:vertical-align="middle" fo:padding="0cm" fo:border="none"/>
    </style:style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" style:display-name="Перечень_элементов.C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" style:display-name="Перечень_элементов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" style:display-name="Перечень_элементов.A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3" style:display-name="Перечень_элементов.C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" style:display-name="Перечень_элементов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" style:display-name="Перечень_элементов.A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" style:display-name="Перечень_элементов.B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" style:display-name="Перечень_элементов.C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" style:display-name="Перечень_элементов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" style:display-name="Перечень_элементов.A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D5" style:display-name="Перечень_элементов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" style:display-name="Перечень_элементов.A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" style:display-name="Перечень_элементов.B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" style:display-name="Перечень_элементов.C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" style:display-name="Перечень_элементов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7" style:display-name="Перечень_элементов.A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7" style:display-name="Перечень_элементов.B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7" style:display-name="Перечень_элементов.C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" style:display-name="Перечень_элементов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8" style:display-name="Перечень_элементов.A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8" style:display-name="Перечень_элементов.C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" style:display-name="Перечень_элементов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9" style:display-name="Перечень_элементов.A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9" style:display-name="Перечень_элементов.B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9" style:display-name="Перечень_элементов.C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" style:display-name="Перечень_элементов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0" style:display-name="Перечень_элементов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1" style:display-name="Перечень_элементов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2" style:display-name="Перечень_элементов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3" style:display-name="Перечень_элементов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4" style:display-name="Перечень_элементов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5" style:display-name="Перечень_элементов.A1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5" style:display-name="Перечень_элементов.B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5" style:display-name="Перечень_элементов.C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5" style:display-name="Перечень_элементов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6" style:display-name="Перечень_элементов.A1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6" style:display-name="Перечень_элементов.B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6" style:display-name="Перечень_элементов.C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6" style:display-name="Перечень_элементов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7" style:display-name="Перечень_элементов.A1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17" style:display-name="Перечень_элементов.C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7" style:display-name="Перечень_элементов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8" style:display-name="Перечень_элементов.A1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8" style:display-name="Перечень_элементов.B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8" style:display-name="Перечень_элементов.C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8" style:display-name="Перечень_элементов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9" style:display-name="Перечень_элементов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0" style:display-name="Перечень_элементов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1" style:display-name="Перечень_элементов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2" style:display-name="Перечень_элементов.A2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2" style:display-name="Перечень_элементов.B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2" style:display-name="Перечень_элементов.C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2" style:display-name="Перечень_элементов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3" style:display-name="Перечень_элементов.A2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3" style:display-name="Перечень_элементов.B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3" style:display-name="Перечень_элементов.C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3" style:display-name="Перечень_элементов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4" style:display-name="Перечень_элементов.A2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24" style:display-name="Перечень_элементов.C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4" style:display-name="Перечень_элементов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5" style:display-name="Перечень_элементов.A2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5" style:display-name="Перечень_элементов.B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5" style:display-name="Перечень_элементов.C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5" style:display-name="Перечень_элементов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6" style:display-name="Перечень_элементов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7" style:display-name="Перечень_элементов.A2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7" style:display-name="Перечень_элементов.B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7" style:display-name="Перечень_элементов.C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7" style:display-name="Перечень_элементов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8" style:display-name="Перечень_элементов.A2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8" style:display-name="Перечень_элементов.B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8" style:display-name="Перечень_элементов.C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8" style:display-name="Перечень_элементов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9" style:display-name="Перечень_элементов.A2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9" style:display-name="Перечень_элементов.B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9" style:display-name="Перечень_элементов.C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9" style:display-name="Перечень_элементов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A30" style:display-name="Перечень_элементов.A3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0" style:display-name="Перечень_элементов.B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0" style:display-name="Перечень_элементов.C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0" style:display-name="Перечень_элементов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1" style:display-name="Перечень_элементов.A3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31" style:display-name="Перечень_элементов.C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1" style:display-name="Перечень_элементов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2" style:display-name="Перечень_элементов.A3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2" style:display-name="Перечень_элементов.B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2" style:display-name="Перечень_элементов.C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2" style:display-name="Перечень_элементов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3" style:display-name="Перечень_элементов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4" style:display-name="Перечень_элементов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5" style:display-name="Перечень_элементов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6" style:display-name="Перечень_элементов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7" style:display-name="Перечень_элементов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8" style:display-name="Перечень_элементов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9" style:display-name="Перечень_элементов.A3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9" style:display-name="Перечень_элементов.B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9" style:display-name="Перечень_элементов.C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9" style:display-name="Перечень_элементов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0" style:display-name="Перечень_элементов.A4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0" style:display-name="Перечень_элементов.B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0" style:display-name="Перечень_элементов.C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0" style:display-name="Перечень_элементов.D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1" style:display-name="Перечень_элементов.A4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41" style:display-name="Перечень_элементов.C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1" style:display-name="Перечень_элементов.D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2" style:display-name="Перечень_элементов.A4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2" style:display-name="Перечень_элементов.B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2" style:display-name="Перечень_элементов.C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2" style:display-name="Перечень_элементов.D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3" style:display-name="Перечень_элементов.D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4" style:display-name="Перечень_элементов.A4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4" style:display-name="Перечень_элементов.B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4" style:display-name="Перечень_элементов.C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4" style:display-name="Перечень_элементов.D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5" style:display-name="Перечень_элементов.A4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5" style:display-name="Перечень_элементов.B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5" style:display-name="Перечень_элементов.C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5" style:display-name="Перечень_элементов.D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6" style:display-name="Перечень_элементов.A4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46" style:display-name="Перечень_элементов.C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6" style:display-name="Перечень_элементов.D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7" style:display-name="Перечень_элементов.A4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7" style:display-name="Перечень_элементов.B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7" style:display-name="Перечень_элементов.C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7" style:display-name="Перечень_элементов.D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8" style:display-name="Перечень_элементов.D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9" style:display-name="Перечень_элементов.A4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9" style:display-name="Перечень_элементов.B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9" style:display-name="Перечень_элементов.C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9" style:display-name="Перечень_элементов.D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0" style:display-name="Перечень_элементов.A5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0" style:display-name="Перечень_элементов.B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0" style:display-name="Перечень_элементов.C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0" style:display-name="Перечень_элементов.D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1" style:display-name="Перечень_элементов.A5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51" style:display-name="Перечень_элементов.C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1" style:display-name="Перечень_элементов.D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2" style:display-name="Перечень_элементов.A5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2" style:display-name="Перечень_элементов.B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2" style:display-name="Перечень_элементов.C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2" style:display-name="Перечень_элементов.D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3" style:display-name="Перечень_элементов.D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4" style:display-name="Перечень_элементов.D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5" style:display-name="Перечень_элементов.D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6" style:display-name="Перечень_элементов.D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7" style:display-name="Перечень_элементов.D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8" style:display-name="Перечень_элементов.D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9" style:display-name="Перечень_элементов.D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0" style:display-name="Перечень_элементов.D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Перечень_5f_элементов.D61" style:display-name="Перечень_элементов.D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аголовок_20_графы_20_форматной_20_рамки">
      <style:text-properties style:text-scale="9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5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6" style:family="paragraph" style:parent-style-name="Заголовок_20_графы_20_таблицы">
      <style:paragraph-properties fo:line-height="80%"/>
    </style:style>
    <style:style style:name="P7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8" style:family="paragraph" style:parent-style-name="Значение_20_графы_20_форматной_20_рамки_20__28_повёрнуто_29_">
      <style:text-properties fo:font-size="16pt" style:text-scale="100%"/>
    </style:style>
    <style:style style:name="P9" style:family="paragraph" style:parent-style-name="Кол.">
      <style:text-properties style:text-scale="100%"/>
    </style:style>
    <style:style style:name="P10" style:family="paragraph" style:parent-style-name="Наименование">
      <style:text-properties style:text-scale="100%"/>
    </style:style>
    <style:style style:name="P11" style:family="paragraph" style:parent-style-name="Наименование_20__28_заголовок_29_">
      <style:text-properties style:text-scale="100%"/>
    </style:style>
    <style:style style:name="P12" style:family="paragraph" style:parent-style-name="Поз._20_обозначение">
      <style:text-properties style:text-scale="100%"/>
    </style:style>
    <style:style style:name="P13" style:family="paragraph" style:parent-style-name="Пустой" style:master-page-name="Первый_20_лист_20_1">
      <style:paragraph-properties style:page-number="auto"/>
    </style:style>
    <style:style style:name="T1" style:family="text">
      <style:text-properties style:text-scale="100%"/>
    </style:style>
    <style:style style:name="fr1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м_стр_2" text:anchor-type="page" text:anchor-page-number="2" svg:x="2cm" svg:y="27.7cm" svg:width="6.5cm" draw:z-index="1">
        <draw:text-box fo:min-height="0cm">
          <table:table table:name="Изм_таб_2" table:style-name="Изм_5f_таб_5f_2">
            <table:table-column table:style-name="Изм_5f_таб_5f_2.A"/>
            <table:table-column table:style-name="Изм_5f_таб_5f_2.B"/>
            <table:table-column table:style-name="Изм_5f_таб_5f_2.C"/>
            <table:table-column table:style-name="Изм_5f_таб_5f_2.D"/>
            <table:table-column table:style-name="Изм_5f_таб_5f_2.E"/>
            <table:table-row table:style-name="Изм_5f_таб_5f_2.1">
              <table:table-cell table:style-name="Изм_5f_таб_5f_2.A1" office:value-type="string">
                <text:p text:style-name="Значение_20_графы_20_форматной_20_рамки"/>
              </table:table-cell>
              <table:table-cell table:style-name="Изм_5f_таб_5f_2.A1" office:value-type="string">
                <text:p text:style-name="Значение_20_графы_20_форматной_20_рамки"/>
              </table:table-cell>
              <table:table-cell table:style-name="Изм_5f_таб_5f_2.A1" office:value-type="string">
                <text:p text:style-name="Значение_20_графы_20_форматной_20_рамки"/>
              </table:table-cell>
              <table:table-cell table:style-name="Изм_5f_таб_5f_2.A1" office:value-type="string">
                <text:p text:style-name="Значение_20_графы_20_форматной_20_рамки"/>
              </table:table-cell>
              <table:table-cell table:style-name="Изм_5f_таб_5f_2.A1" office:value-type="string">
                <text:p text:style-name="Значение_20_графы_20_форматной_20_рамки"/>
              </table:table-cell>
            </table:table-row>
            <table:table-row table:style-name="Изм_5f_таб_5f_2.1">
              <table:table-cell table:style-name="Изм_5f_таб_5f_2.A1" office:value-type="string">
                <text:p text:style-name="Значение_20_графы_20_форматной_20_рамки"/>
              </table:table-cell>
              <table:table-cell table:style-name="Изм_5f_таб_5f_2.A1" office:value-type="string">
                <text:p text:style-name="Значение_20_графы_20_форматной_20_рамки"/>
              </table:table-cell>
              <table:table-cell table:style-name="Изм_5f_таб_5f_2.A1" office:value-type="string">
                <text:p text:style-name="Значение_20_графы_20_форматной_20_рамки"/>
              </table:table-cell>
              <table:table-cell table:style-name="Изм_5f_таб_5f_2.A1" office:value-type="string">
                <text:p text:style-name="Значение_20_графы_20_форматной_20_рамки"/>
              </table:table-cell>
              <table:table-cell table:style-name="Изм_5f_таб_5f_2.A1" office:value-type="string">
                <text:p text:style-name="Значение_20_графы_20_форматной_20_рамки"/>
              </table:table-cell>
            </table:table-row>
          </table:table>
          <text:p text:style-name="Frame_20_contents"/>
        </draw:text-box>
      </draw:frame>
      <text:p text:style-name="P13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6"><text:span text:style-name="T1">Поз.<text:line-break/>обозна-<text:line-break/>чение</text:span>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Кварцевые резонаторы</text:p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BQ1</text:p>
          </table:table-cell>
          <table:table-cell table:style-name="Перечень_5f_элементов.B2" office:value-type="string">
            <text:p text:style-name="P10">32.768 kHz 03215C2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Конденсаторы</text:p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C1</text:p>
          </table:table-cell>
          <table:table-cell table:style-name="Перечень_5f_элементов.B2" office:value-type="string">
            <text:p text:style-name="P10">0.1 мкФ-NP0-50В 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C2</text:p>
          </table:table-cell>
          <table:table-cell table:style-name="Перечень_5f_элементов.B2" office:value-type="string">
            <text:p text:style-name="P10">10 мкФ-NP0-16В ±5% 0805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C3, C4</text:p>
          </table:table-cell>
          <table:table-cell table:style-name="Перечень_5f_элементов.B2" office:value-type="string">
            <text:p text:style-name="P10">0.1 мкФ-NP0-50В ±5% 0603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C5</text:p>
          </table:table-cell>
          <table:table-cell table:style-name="Перечень_5f_элементов.B2" office:value-type="string">
            <text:p text:style-name="P10">2200 пФ-NP0-50В 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C6, C7</text:p>
          </table:table-cell>
          <table:table-cell table:style-name="Перечень_5f_элементов.B2" office:value-type="string">
            <text:p text:style-name="P10">10 мкФ-NP0-16В ±5% 0805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Микросхемы</text:p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DA1</text:p>
          </table:table-cell>
          <table:table-cell table:style-name="Перечень_5f_элементов.B2" office:value-type="string">
            <text:p text:style-name="P10">BQ29737 WSON-6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DA2</text:p>
          </table:table-cell>
          <table:table-cell table:style-name="Перечень_5f_элементов.B2" office:value-type="string">
            <text:p text:style-name="P10">TPS63031 WSON-10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DD1</text:p>
          </table:table-cell>
          <table:table-cell table:style-name="Перечень_5f_элементов.B2" office:value-type="string">
            <text:p text:style-name="P10">MSP430F2112IPW TSSOP-28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Катушки индуктивности</text:p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L1</text:p>
          </table:table-cell>
          <table:table-cell table:style-name="Перечень_5f_элементов.B2" office:value-type="string">
            <text:p text:style-name="P10">VLS252010CX-1R5M-1 1,5 мкГн 2010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Резисторы</text:p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1</text:p>
          </table:table-cell>
          <table:table-cell table:style-name="Перечень_5f_элементов.B2" office:value-type="string">
            <text:p text:style-name="P10">330 Ом 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2</text:p>
          </table:table-cell>
          <table:table-cell table:style-name="Перечень_5f_элементов.B2" office:value-type="string">
            <text:p text:style-name="P10">2,2 к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3, R4</text:p>
          </table:table-cell>
          <table:table-cell table:style-name="Перечень_5f_элементов.B2" office:value-type="string">
            <text:p text:style-name="P10">10 кОм <text:s/>±5% 0603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5</text:p>
          </table:table-cell>
          <table:table-cell table:style-name="Перечень_5f_элементов.B2" office:value-type="string">
            <text:p text:style-name="P10">100 к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6</text:p>
          </table:table-cell>
          <table:table-cell table:style-name="Перечень_5f_элементов.B2" office:value-type="string">
            <text:p text:style-name="P10">47 к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7, R8</text:p>
          </table:table-cell>
          <table:table-cell table:style-name="Перечень_5f_элементов.B2" office:value-type="string">
            <text:p text:style-name="P10">10 кОм <text:s/>±5% 0603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Кнопки</text:p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SA1</text:p>
          </table:table-cell>
          <table:table-cell table:style-name="Перечень_5f_элементов.B2" office:value-type="string">
            <text:p text:style-name="P10">PTS645VM58-2 LFS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Транзисторы</text:p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VT1</text:p>
          </table:table-cell>
          <table:table-cell table:style-name="Перечень_5f_элементов.B2" office:value-type="string">
            <text:p text:style-name="P10">BUK9K5R1-30E LFPAK56D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Разъёмы</text:p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2" office:value-type="string">
            <text:p text:style-name="Поз._20_обозначение"/>
          </table:table-cell>
          <table:table-cell table:style-name="Перечень_5f_элементов.B52" office:value-type="string">
            <text:p text:style-name="Наименование"/>
          </table:table-cell>
          <table:table-cell table:style-name="Перечень_5f_элементов.C52" office:value-type="string">
            <text:p text:style-name="Кол."/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XS1</text:p>
          </table:table-cell>
          <table:table-cell table:style-name="Перечень_5f_элементов.B2" office:value-type="string">
            <text:p text:style-name="P10">PBD-8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53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XS2, XS3</text:p>
          </table:table-cell>
          <table:table-cell table:style-name="Перечень_5f_элементов.B2" office:value-type="string">
            <text:p text:style-name="P10">PBS-4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60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60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60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60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60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60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60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61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6" style:family="paragraph" style:parent-style-name="Заголовок_20_графы_20_форматной_20_рамки">
      <style:text-properties style:text-scale="90%"/>
    </style:style>
    <style:style style:name="MP7" style:family="paragraph" style:parent-style-name="Значение_20_графы_20_форматной_20_рамки_20__28_повёрнуто_29_">
      <style:text-properties fo:font-size="16pt" style:text-scale="100%"/>
    </style:style>
    <style:style style:name="MT1" style:family="text">
      <style:text-properties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fill-image-name="ПервыйЛист1" draw:fill-image-width="100%" draw:fill-image-height="100%" style:repeat="no-repeat" draw:fill-image-ref-point="top-left" draw:background-size="border"/>
    </style:style>
    <style:style style:name="Mdp2" style:family="drawing-page">
      <style:drawing-page-properties draw:fill="bitmap" draw:fill-image-name="ПервыйЛист2" draw:fill-image-width="100%" draw:fill-image-height="100%" style:repeat="no-repeat" draw:fill-image-ref-point="top-left" draw:background-size="border"/>
    </style:style>
    <style:style style:name="Mdp3" style:family="drawing-page">
      <style:drawing-page-properties draw:fill="bitmap" draw:fill-image-name="ПервыйЛист3" draw:fill-image-width="100%" draw:fill-image-height="100%" style:repeat="no-repeat" draw:fill-image-ref-point="top-left" draw:background-size="border"/>
    </style:style>
    <style:style style:name="Mdp4" style:family="drawing-page">
      <style:drawing-page-properties draw:fill="bitmap" draw:fill-image-name="ПервыйЛист4" draw:fill-image-width="100%" draw:fill-image-height="100%" style:repeat="no-repeat" draw:fill-image-ref-point="top-left" draw:background-size="border"/>
    </style:style>
    <style:style style:name="Mdp5" style:family="drawing-page">
      <style:drawing-page-properties draw:fill="bitmap" draw:fill-image-name="ПоследующиеЛисты" draw:fill-image-width="100%" draw:fill-image-height="100%" style:repeat="no-repeat" draw:fill-image-ref-point="top-left" draw:background-size="border"/>
    </style: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draw:style-name="Mdp1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2"><draw:text-box><text:p text:style-name="MP1"><text:span text:style-name="MT1">Плата обработки<text:line-break/>Перечень элементов</text:span></text:p></draw:text-box></draw:frame><draw:frame draw:style-name="Mfr1" draw:name="Перв.1: 2 Обозначение документа" text:anchor-type="paragraph" svg:x="8.5cm" svg:y="25.201cm" svg:width="12cm" svg:height="1.499cm" draw:z-index="4"><draw:text-box><text:p text:style-name="MP2">Блок датчика</text:p></draw:text-box></draw:frame><draw:frame draw:style-name="Mfr1" draw:name="Перв.1: 9 Наименование организации" text:anchor-type="paragraph" svg:x="15.499cm" svg:y="27.7cm" svg:width="5.001cm" svg:height="1.499cm" draw:z-index="6"><draw:text-box><text:p text:style-name="MP1"/></draw:text-box></draw:frame><draw:frame draw:style-name="Mfr2" draw:name="Перв.1: 4 Лит. (наименование)" text:anchor-type="paragraph" svg:x="15.499cm" svg:y="26.7cm" svg:width="1.499cm" svg:height="0.499cm" draw:z-index="8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10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12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14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16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20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22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24"><draw:text-box><text:p text:style-name="Значение_20_графы_20_форматной_20_рамки"><text:page-count>2</text:page-count></text:p></draw:text-box></draw:frame><draw:frame draw:style-name="Mfr2" draw:name="Перв.1: 10 Разраб. (наименование)" text:anchor-type="paragraph" svg:x="2cm" svg:y="26.7cm" svg:width="1.7cm" svg:height="0.499cm" draw:z-index="26"><draw:text-box><text:p text:style-name="MP3">Разраб.</text:p></draw:text-box></draw:frame><draw:frame draw:style-name="Mfr2" draw:name="Перв.1: 10 Пров. (наименование)" text:anchor-type="paragraph" svg:x="2cm" svg:y="27.199cm" svg:width="1.7cm" svg:height="0.499cm" draw:z-index="28"><draw:text-box><text:p text:style-name="MP3">Пров.</text:p></draw:text-box></draw:frame><draw:frame draw:style-name="Mfr1" draw:name="Перв.1: 10" text:anchor-type="paragraph" svg:x="2cm" svg:y="27.7cm" svg:width="1.7cm" svg:height="0.499cm" draw:z-index="30"><draw:text-box><text:p text:style-name="MP4"/></draw:text-box></draw:frame><draw:frame draw:style-name="Mfr2" draw:name="Перв.1: 10 Н. контр. (наименование)" text:anchor-type="paragraph" svg:x="2cm" svg:y="28.199cm" svg:width="1.7cm" svg:height="0.499cm" draw:z-index="32"><draw:text-box><text:p text:style-name="MP5">Н. контр.</text:p></draw:text-box></draw:frame><draw:frame draw:style-name="Mfr2" draw:name="Перв.1: 10 Утв. (наименование)" text:anchor-type="paragraph" svg:x="2cm" svg:y="28.7cm" svg:width="1.7cm" svg:height="0.499cm" draw:z-index="34"><draw:text-box><text:p text:style-name="MP3">Утв.</text:p></draw:text-box></draw:frame><draw:frame draw:style-name="Mfr1" draw:name="Перв.1: 11 Разраб." text:anchor-type="paragraph" svg:x="3.701cm" svg:y="26.7cm" svg:width="2.3cm" svg:height="0.499cm" draw:z-index="36"><draw:text-box><text:p text:style-name="MP4"/></draw:text-box></draw:frame><draw:frame draw:style-name="Mfr1" draw:name="Перв.1: 11 Пров." text:anchor-type="paragraph" svg:x="3.701cm" svg:y="27.199cm" svg:width="2.3cm" svg:height="0.499cm" draw:z-index="38"><draw:text-box><text:p text:style-name="MP4"/></draw:text-box></draw:frame><draw:frame draw:style-name="Mfr1" draw:name="Перв.1: 11" text:anchor-type="paragraph" svg:x="3.701cm" svg:y="27.7cm" svg:width="2.3cm" svg:height="0.499cm" draw:z-index="40"><draw:text-box><text:p text:style-name="MP4"/></draw:text-box></draw:frame><draw:frame draw:style-name="Mfr1" draw:name="Перв.1: 11 Н. контр." text:anchor-type="paragraph" svg:x="3.701cm" svg:y="28.199cm" svg:width="2.3cm" svg:height="0.499cm" draw:z-index="41"><draw:text-box><text:p text:style-name="MP4"/></draw:text-box></draw:frame><draw:frame draw:style-name="Mfr1" draw:name="Перв.1: 11 Утв." text:anchor-type="paragraph" svg:x="3.701cm" svg:y="28.7cm" svg:width="2.3cm" svg:height="0.499cm" draw:z-index="42"><draw:text-box><text:p text:style-name="MP4"/></draw:text-box></draw:frame><draw:frame draw:style-name="Mfr1" draw:name="Перв.1: 13 Разраб." text:anchor-type="paragraph" svg:x="7.5cm" svg:y="26.7cm" svg:width="1cm" svg:height="0.499cm" draw:z-index="44"><draw:text-box><text:p text:style-name="MP4"/></draw:text-box></draw:frame><draw:frame draw:style-name="Mfr1" draw:name="Перв.1: 13 Пров." text:anchor-type="paragraph" svg:x="7.5cm" svg:y="27.199cm" svg:width="1cm" svg:height="0.499cm" draw:z-index="46"><draw:text-box><text:p text:style-name="MP4"/></draw:text-box></draw:frame><draw:frame draw:style-name="Mfr1" draw:name="Перв.1: 13" text:anchor-type="paragraph" svg:x="7.5cm" svg:y="27.7cm" svg:width="1cm" svg:height="0.499cm" draw:z-index="48"><draw:text-box><text:p text:style-name="MP4"/></draw:text-box></draw:frame><draw:frame draw:style-name="Mfr1" draw:name="Перв.1: 13 Н. контр." text:anchor-type="paragraph" svg:x="7.5cm" svg:y="28.199cm" svg:width="1cm" svg:height="0.499cm" draw:z-index="50"><draw:text-box><text:p text:style-name="MP4"/></draw:text-box></draw:frame><draw:frame draw:style-name="Mfr1" draw:name="Перв.1: 13 Утв." text:anchor-type="paragraph" svg:x="7.5cm" svg:y="28.7cm" svg:width="1cm" svg:height="0.499cm" draw:z-index="52"><draw:text-box><text:p text:style-name="MP4"/></draw:text-box></draw:frame><draw:frame draw:style-name="Mfr2" draw:name="Перв.1: 14 Изм. (наименование)" text:anchor-type="paragraph" svg:x="2cm" svg:y="26.201cm" svg:width="0.7cm" svg:height="0.499cm" draw:z-index="54"><draw:text-box><text:p text:style-name="MP6">Изм.</text:p></draw:text-box></draw:frame><draw:frame draw:style-name="Mfr2" draw:name="Перв.1: 15 Лист (наименование)" text:anchor-type="paragraph" svg:x="2.701cm" svg:y="26.201cm" svg:width="1cm" svg:height="0.499cm" draw:z-index="56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58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60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6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63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61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5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57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55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53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51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49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47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45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43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18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"><text:span text:style-name="MT1">Плата обработки<text:line-break/>Перечень элементов</text:span>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2: 10" text:anchor-type="paragraph" svg:x="2cm" svg:y="27.7cm" svg:width="1.7cm" svg:height="0.499cm" draw:z-index="0"><draw:text-box><text:p text:style-name="MP4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4"/></draw:text-box></draw:frame><draw:frame draw:style-name="Mfr1" draw:name="Перв.2: 11 Пров." text:anchor-type="paragraph" svg:x="3.701cm" svg:y="27.199cm" svg:width="2.3cm" svg:height="0.499cm" draw:z-index="0"><draw:text-box><text:p text:style-name="MP4"/></draw:text-box></draw:frame><draw:frame draw:style-name="Mfr1" draw:name="Перв.2: 11" text:anchor-type="paragraph" svg:x="3.701cm" svg:y="27.7cm" svg:width="2.3cm" svg:height="0.499cm" draw:z-index="0"><draw:text-box><text:p text:style-name="MP4"/></draw:text-box></draw:frame><draw:frame draw:style-name="Mfr1" draw:name="Перв.2: 11 Н. контр." text:anchor-type="paragraph" svg:x="3.701cm" svg:y="28.199cm" svg:width="2.3cm" svg:height="0.499cm" draw:z-index="0"><draw:text-box><text:p text:style-name="MP4"/></draw:text-box></draw:frame><draw:frame draw:style-name="Mfr1" draw:name="Перв.2: 11 Утв." text:anchor-type="paragraph" svg:x="3.701cm" svg:y="28.7cm" svg:width="2.3cm" svg:height="0.499cm" draw:z-index="0"><draw:text-box><text:p text:style-name="MP4"/></draw:text-box></draw:frame><draw:frame draw:style-name="Mfr1" draw:name="Перв.2: 13 Разраб." text:anchor-type="paragraph" svg:x="7.5cm" svg:y="26.7cm" svg:width="1cm" svg:height="0.499cm" draw:z-index="0"><draw:text-box><text:p text:style-name="MP4"/></draw:text-box></draw:frame><draw:frame draw:style-name="Mfr1" draw:name="Перв.2: 13 Пров." text:anchor-type="paragraph" svg:x="7.5cm" svg:y="27.199cm" svg:width="1cm" svg:height="0.499cm" draw:z-index="0"><draw:text-box><text:p text:style-name="MP4"/></draw:text-box></draw:frame><draw:frame draw:style-name="Mfr1" draw:name="Перв.2: 13" text:anchor-type="paragraph" svg:x="7.5cm" svg:y="27.7cm" svg:width="1cm" svg:height="0.499cm" draw:z-index="0"><draw:text-box><text:p text:style-name="MP4"/></draw:text-box></draw:frame><draw:frame draw:style-name="Mfr1" draw:name="Перв.2: 13 Н. контр." text:anchor-type="paragraph" svg:x="7.5cm" svg:y="28.199cm" svg:width="1cm" svg:height="0.499cm" draw:z-index="0"><draw:text-box><text:p text:style-name="MP4"/></draw:text-box></draw:frame><draw:frame draw:style-name="Mfr1" draw:name="Перв.2: 13 Утв." text:anchor-type="paragraph" svg:x="7.5cm" svg:y="28.7cm" svg:width="1cm" svg:height="0.499cm" draw:z-index="0"><draw:text-box><text:p text:style-name="MP4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"><text:span text:style-name="MT1">Плата обработки<text:line-break/>Перечень элементов</text:span>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3: 10" text:anchor-type="paragraph" svg:x="2cm" svg:y="27.7cm" svg:width="1.7cm" svg:height="0.499cm" draw:z-index="0"><draw:text-box><text:p text:style-name="MP4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4"/></draw:text-box></draw:frame><draw:frame draw:style-name="Mfr1" draw:name="Перв.3: 11 Пров." text:anchor-type="paragraph" svg:x="3.701cm" svg:y="27.199cm" svg:width="2.3cm" svg:height="0.499cm" draw:z-index="0"><draw:text-box><text:p text:style-name="MP4"/></draw:text-box></draw:frame><draw:frame draw:style-name="Mfr1" draw:name="Перв.3: 11" text:anchor-type="paragraph" svg:x="3.701cm" svg:y="27.7cm" svg:width="2.3cm" svg:height="0.499cm" draw:z-index="0"><draw:text-box><text:p text:style-name="MP4"/></draw:text-box></draw:frame><draw:frame draw:style-name="Mfr1" draw:name="Перв.3: 11 Н. контр." text:anchor-type="paragraph" svg:x="3.701cm" svg:y="28.199cm" svg:width="2.3cm" svg:height="0.499cm" draw:z-index="0"><draw:text-box><text:p text:style-name="MP4"/></draw:text-box></draw:frame><draw:frame draw:style-name="Mfr1" draw:name="Перв.3: 11 Утв." text:anchor-type="paragraph" svg:x="3.701cm" svg:y="28.7cm" svg:width="2.3cm" svg:height="0.499cm" draw:z-index="0"><draw:text-box><text:p text:style-name="MP4"/></draw:text-box></draw:frame><draw:frame draw:style-name="Mfr1" draw:name="Перв.3: 13 Разраб." text:anchor-type="paragraph" svg:x="7.5cm" svg:y="26.7cm" svg:width="1cm" svg:height="0.499cm" draw:z-index="0"><draw:text-box><text:p text:style-name="MP4"/></draw:text-box></draw:frame><draw:frame draw:style-name="Mfr1" draw:name="Перв.3: 13 Пров." text:anchor-type="paragraph" svg:x="7.5cm" svg:y="27.199cm" svg:width="1cm" svg:height="0.499cm" draw:z-index="0"><draw:text-box><text:p text:style-name="MP4"/></draw:text-box></draw:frame><draw:frame draw:style-name="Mfr1" draw:name="Перв.3: 13" text:anchor-type="paragraph" svg:x="7.5cm" svg:y="27.7cm" svg:width="1cm" svg:height="0.499cm" draw:z-index="0"><draw:text-box><text:p text:style-name="MP4"/></draw:text-box></draw:frame><draw:frame draw:style-name="Mfr1" draw:name="Перв.3: 13 Н. контр." text:anchor-type="paragraph" svg:x="7.5cm" svg:y="28.199cm" svg:width="1cm" svg:height="0.499cm" draw:z-index="0"><draw:text-box><text:p text:style-name="MP4"/></draw:text-box></draw:frame><draw:frame draw:style-name="Mfr1" draw:name="Перв.3: 13 Утв." text:anchor-type="paragraph" svg:x="7.5cm" svg:y="28.7cm" svg:width="1cm" svg:height="0.499cm" draw:z-index="0"><draw:text-box><text:p text:style-name="MP4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"><text:span text:style-name="MT1">Плата обработки<text:line-break/>Перечень элементов</text:span>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4: 10" text:anchor-type="paragraph" svg:x="2cm" svg:y="27.7cm" svg:width="1.7cm" svg:height="0.499cm" draw:z-index="0"><draw:text-box><text:p text:style-name="MP4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4"/></draw:text-box></draw:frame><draw:frame draw:style-name="Mfr1" draw:name="Перв.4: 11 Пров." text:anchor-type="paragraph" svg:x="3.701cm" svg:y="27.199cm" svg:width="2.3cm" svg:height="0.499cm" draw:z-index="0"><draw:text-box><text:p text:style-name="MP4"/></draw:text-box></draw:frame><draw:frame draw:style-name="Mfr1" draw:name="Перв.4: 11" text:anchor-type="paragraph" svg:x="3.701cm" svg:y="27.7cm" svg:width="2.3cm" svg:height="0.499cm" draw:z-index="0"><draw:text-box><text:p text:style-name="MP4"/></draw:text-box></draw:frame><draw:frame draw:style-name="Mfr1" draw:name="Перв.4: 11 Н. контр." text:anchor-type="paragraph" svg:x="3.701cm" svg:y="28.199cm" svg:width="2.3cm" svg:height="0.499cm" draw:z-index="0"><draw:text-box><text:p text:style-name="MP4"/></draw:text-box></draw:frame><draw:frame draw:style-name="Mfr1" draw:name="Перв.4: 11 Утв." text:anchor-type="paragraph" svg:x="3.701cm" svg:y="28.7cm" svg:width="2.3cm" svg:height="0.499cm" draw:z-index="0"><draw:text-box><text:p text:style-name="MP4"/></draw:text-box></draw:frame><draw:frame draw:style-name="Mfr1" draw:name="Перв.4: 13 Разраб." text:anchor-type="paragraph" svg:x="7.5cm" svg:y="26.7cm" svg:width="1cm" svg:height="0.499cm" draw:z-index="0"><draw:text-box><text:p text:style-name="MP4"/></draw:text-box></draw:frame><draw:frame draw:style-name="Mfr1" draw:name="Перв.4: 13 Пров." text:anchor-type="paragraph" svg:x="7.5cm" svg:y="27.199cm" svg:width="1cm" svg:height="0.499cm" draw:z-index="0"><draw:text-box><text:p text:style-name="MP4"/></draw:text-box></draw:frame><draw:frame draw:style-name="Mfr1" draw:name="Перв.4: 13" text:anchor-type="paragraph" svg:x="7.5cm" svg:y="27.7cm" svg:width="1cm" svg:height="0.499cm" draw:z-index="0"><draw:text-box><text:p text:style-name="MP4"/></draw:text-box></draw:frame><draw:frame draw:style-name="Mfr1" draw:name="Перв.4: 13 Н. контр." text:anchor-type="paragraph" svg:x="7.5cm" svg:y="28.199cm" svg:width="1cm" svg:height="0.499cm" draw:z-index="0"><draw:text-box><text:p text:style-name="MP4"/></draw:text-box></draw:frame><draw:frame draw:style-name="Mfr1" draw:name="Перв.4: 13 Утв." text:anchor-type="paragraph" svg:x="7.5cm" svg:y="28.7cm" svg:width="1cm" svg:height="0.499cm" draw:z-index="0"><draw:text-box><text:p text:style-name="MP4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5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39"><draw:text-box><text:p text:style-name="MP2">Блок датчика</text:p></draw:text-box></draw:frame><draw:frame draw:style-name="Mfr2" draw:name="Прочие: 7 Лист (наименование)" text:anchor-type="paragraph" svg:x="19.5cm" svg:y="27.7cm" svg:width="1cm" svg:height="0.7cm" draw:z-index="37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35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33"><draw:text-box><text:p text:style-name="MP6">Изм.</text:p></draw:text-box></draw:frame><draw:frame draw:style-name="Mfr2" draw:name="Прочие: 15 Лист (наименование)" text:anchor-type="paragraph" svg:x="2.701cm" svg:y="28.7cm" svg:width="1cm" svg:height="0.499cm" draw:z-index="31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29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27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25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23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21"><draw:text-box><text:p text:style-name="MP7"/></draw:text-box></draw:frame><draw:frame draw:style-name="Mfr2" draw:name="Прочие: 20 Подп. и дата (наименование)" text:anchor-type="paragraph" svg:x="0.801cm" svg:y="23.2cm" svg:width="0.499cm" svg:height="3.5cm" draw:z-index="1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17"><draw:text-box><text:p text:style-name="MP7"/></draw:text-box></draw:frame><draw:frame draw:style-name="Mfr2" draw:name="Прочие: 21 Взам. инв. № (наименование)" text:anchor-type="paragraph" svg:x="0.801cm" svg:y="20.699cm" svg:width="0.499cm" svg:height="2.499cm" draw:z-index="15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3"><draw:text-box><text:p text:style-name="MP7"/></draw:text-box></draw:frame><draw:frame draw:style-name="Mfr2" draw:name="Прочие: 22 Инв. № дубл. (наименование)" text:anchor-type="paragraph" svg:x="0.801cm" svg:y="18.2cm" svg:width="0.499cm" svg:height="2.499cm" draw:z-index="11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9"><draw:text-box><text:p text:style-name="MP7"/></draw:text-box></draw:frame><draw:frame draw:style-name="Mfr2" draw:name="Прочие: 23 Подп. и дата (наименование)" text:anchor-type="paragraph" svg:x="0.801cm" svg:y="14.7cm" svg:width="0.499cm" svg:height="3.5cm" draw:z-index="7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5"><draw:text-box><text:p text:style-name="MP7"/></draw:text-box></draw:frame><draw:frame draw:style-name="Mfr2" draw:name="Прочие: 31 Копировал (наименование)" text:anchor-type="paragraph" svg:x="9.5cm" svg:y="29.199cm" svg:height="0.499cm" draw:z-index="3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3:27:23.148000000</meta:creation-date>
    <meta:editing-duration>PT52S</meta:editing-duration>
    <meta:editing-cycles>3</meta:editing-cycles>
    <meta:generator>LibreOffice/7.1.2.2$Windows_X86_64 LibreOffice_project/8a45595d069ef5570103caea1b71cc9d82b2aae4</meta:generator>
    <dc:date>2021-10-21T13:51:29.261000000</dc:date>
    <meta:document-statistic meta:table-count="2" meta:image-count="0" meta:object-count="0" meta:page-count="2" meta:paragraph-count="180" meta:word-count="317" meta:character-count="1513" meta:non-whitespace-character-count="1371"/>
  </office:meta>
</office:document-meta>
</file>